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c896a" officeooo:paragraph-rsid="000c896a"/>
    </style:style>
    <style:style style:name="P2" style:family="paragraph" style:parent-style-name="Standard">
      <style:text-properties officeooo:rsid="000f1ebe" officeooo:paragraph-rsid="000f1ebe"/>
    </style:style>
    <style:style style:name="P3" style:family="paragraph" style:parent-style-name="Standard">
      <style:text-properties fo:font-style="normal" officeooo:rsid="000f1ebe" officeooo:paragraph-rsid="000f1ebe" style:font-style-asian="normal" style:font-style-complex="normal"/>
    </style:style>
    <style:style style:name="P4" style:family="paragraph" style:parent-style-name="Standard">
      <style:text-properties fo:font-style="normal" officeooo:rsid="0010c92f" officeooo:paragraph-rsid="0010c92f"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g: hands</text:p>
      <text:p text:style-name="P1"/>
      <text:p text:style-name="P1">I decided to cheat a bit on the hands detection, because I am more excited about the next step: clap detection! I mentioned gloves in my last post, and digging around in the winter gear drawers (I am in my home province staying with my parents for a month before moving) I found a pair of thin red gloves. Perfect.</text:p>
      <text:p text:style-name="P1"/>
      <text:p text:style-name="P1">I tweaked some code used for my fourth-year design project to manually select a region of the red gloves. The calibration then does the following:</text:p>
      <text:p text:style-name="P1"/>
      <text:p text:style-name="P1">- Calculates the mean and standard deviation of the pixel values in the region of interest in the YcbCr colour space</text:p>
      <text:p text:style-name="P1">- Calculates high and low threshold values based on the mean and standard deviation</text:p>
      <text:p text:style-name="P1">- Applies a binary threshold to the video frame</text:p>
      <text:p text:style-name="P1">- apply some thresholds to the blobs in the binary threshold</text:p>
      <text:p text:style-name="P1">- Find the contours of the blobs <text:s/>and convex hull</text:p>
      <text:p text:style-name="P1"/>
      <text:p text:style-name="P2">Cool, now I have something that can find my gloves in a video frame. However, this always finds <text:span text:style-name="T1">one </text:span><text:span text:style-name="T2">hull. I want to find two, when there are two gloves not touching. </text:span></text:p>
      <text:p text:style-name="P3"/>
      <text:p text:style-name="P3">I decided to group the contours based on proximity, rather than using them all to create a convex hull.</text:p>
      <text:p text:style-name="P3"/>
      <text:p text:style-name="P3">I wrote a method called 'group_contours' that returns a list of items and the contours that make up each item. It calculates the centroid of each contour. Contours get grouped when their centroids are less than 110 pixels from one another. This value was determined through experimentation and could potentially be optimized based on average separation.</text:p>
      <text:p text:style-name="P3"/>
      <text:p text:style-name="P3">def group_contours(contours):</text:p>
      <text:p text:style-name="P3"><text:tab/>if len(contours):</text:p>
      <text:p text:style-name="P3"><text:tab/><text:tab/>items = []</text:p>
      <text:p text:style-name="P3"><text:tab/><text:tab/>found = False</text:p>
      <text:p text:style-name="P3"><text:tab/><text:tab/>for cnt in contours:</text:p>
      <text:p text:style-name="P3"><text:tab/><text:tab/><text:tab/>M = cv2.moments(cnt)</text:p>
      <text:p text:style-name="P3"><text:tab/><text:tab/><text:tab/>cx = int(M['m10']/M['m00'])</text:p>
      <text:p text:style-name="P3"><text:tab/><text:tab/><text:tab/>cy = int(M['m01']/M['m00'])</text:p>
      <text:p text:style-name="P3"><text:tab/><text:tab/><text:tab/>if len(items):</text:p>
      <text:p text:style-name="P3"><text:tab/><text:tab/><text:tab/><text:tab/>for i in items:</text:p>
      <text:p text:style-name="P3"><text:tab/><text:tab/><text:tab/><text:tab/><text:tab/>for i_cnt in i:</text:p>
      <text:p text:style-name="P3"><text:tab/><text:tab/><text:tab/><text:tab/><text:tab/><text:tab/>iM = cv2.moments(i_cnt)</text:p>
      <text:p text:style-name="P3"><text:tab/><text:tab/><text:tab/><text:tab/><text:tab/><text:tab/>icx = int(iM['m10']/iM['m00'])</text:p>
      <text:p text:style-name="P3"><text:tab/><text:tab/><text:tab/><text:tab/><text:tab/><text:tab/>icy = int(iM['m01']/iM['m00'])</text:p>
      <text:p text:style-name="P3"><text:tab/><text:tab/><text:tab/><text:tab/><text:tab/><text:tab/>d = np.sqrt(math.pow(icx-cx, 2)+ math.pow(icy-cy, 2))</text:p>
      <text:p text:style-name="P3"><text:tab/><text:tab/><text:tab/><text:tab/><text:tab/><text:tab/>if d &lt; 110:</text:p>
      <text:p text:style-name="P3"><text:tab/><text:tab/><text:tab/><text:tab/><text:tab/><text:tab/><text:tab/>i.append(cnt)</text:p>
      <text:p text:style-name="P3"><text:tab/><text:tab/><text:tab/><text:tab/><text:tab/><text:tab/><text:tab/>found = True</text:p>
      <text:p text:style-name="P3"><text:tab/><text:tab/><text:tab/><text:tab/><text:tab/><text:tab/><text:tab/>break</text:p>
      <text:p text:style-name="P3"><text:tab/><text:tab/><text:tab/><text:tab/><text:tab/>if found:</text:p>
      <text:p text:style-name="P3"><text:tab/><text:tab/><text:tab/><text:tab/><text:tab/><text:tab/>break</text:p>
      <text:p text:style-name="P3"><text:tab/><text:tab/><text:tab/><text:tab/>if not found:</text:p>
      <text:p text:style-name="P3"><text:soft-page-break/><text:tab/><text:tab/><text:tab/><text:tab/><text:tab/>n = []</text:p>
      <text:p text:style-name="P3"><text:tab/><text:tab/><text:tab/><text:tab/><text:tab/>n.append(cnt)</text:p>
      <text:p text:style-name="P3"><text:tab/><text:tab/><text:tab/><text:tab/><text:tab/>items.append(n)</text:p>
      <text:p text:style-name="P3"><text:tab/><text:tab/><text:tab/>else:</text:p>
      <text:p text:style-name="P3"><text:tab/><text:tab/><text:tab/><text:tab/>n = []</text:p>
      <text:p text:style-name="P3"><text:tab/><text:tab/><text:tab/><text:tab/>n.append(cnt)</text:p>
      <text:p text:style-name="P3"><text:tab/><text:tab/><text:tab/><text:tab/>items.append(n)</text:p>
      <text:p text:style-name="P3"><text:tab/><text:tab/>return items</text:p>
      <text:p text:style-name="P3"><text:tab/>else:</text:p>
      <text:p text:style-name="P3"><text:tab/><text:tab/>return np.array([])</text:p>
      <text:p text:style-name="P3"/>
      <text:p text:style-name="P4">If it finds nothing, it returns an empty array.</text:p>
      <text:p text:style-name="P4"/>
      <text:p text:style-name="P4">There are a couple other little nitty gritty things that I also had to do, such as ignoring very small contours (my lips are apparently red enough that they sometimes get found.)</text:p>
      <text:p text:style-name="P4"/>
      <text:p text:style-name="P4">Now, to recognize a clap! I decided to go with something relatively simple: in order to be a clap, there will only be one hull found, and the previous distance between two hands must be small.</text:p>
      <text:p text:style-name="P4"/>
      <text:p text:style-name="P4">To accomplish the second clap prerequisit, I store the current hull centroids in a list of points called 'hull_centroids'. When two hulls are found, I calculate the distance between the two points and store it as 'last_d'. If 0 hulls, or more than two hulls are found, last_d is an arbitrary large number.</text:p>
      <text:p text:style-name="P4"/>
      <text:p text:style-name="P4">&lt;hands pic&gt;</text:p>
      <text:p text:style-name="P4"/>
      <text:p text:style-name="P4">When a single hull is found, I check the value of last_d. If it is less than 150 pixels, then a clap has occured! This value must be more than 110 pixels, because if you remember, when contours are closer than 110 pixels apart they are amalgamated to a single hull.</text:p>
      <text:p text:style-name="P4"/>
      <text:p text:style-name="P4">&lt;clap pic&gt;</text:p>
      <text:p text:style-name="P4"/>
      <text:p text:style-name="P4">What's funny is that given certain lighting conditions, this works with hands without gloves. The light must be such that there is significant difference between hand and face colour, and the background must not be too close to the skin colour (anecdote: apparently my skin colour is pretty darn close to pine furniture with a clear varnish...)</text:p>
      <text:p text:style-name="P4"/>
      <text:p text:style-name="P4">This could be made more robust by adding a tracking feature and gesture recognition, but it works juuust fine for my purposes. Which you will see in the following post!</text:p>
      <text:p text:style-name="P4"/>
      <text:p text:style-name="P4">&lt;vi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meta:initial-creator>
    <meta:creation-date>2014-05-05T15:41:07.224162719</meta:creation-date>
    <dc:date>2014-05-05T17:17:24.901968271</dc:date>
    <dc:creator>sara </dc:creator>
    <meta:editing-duration>PT27M18S</meta:editing-duration>
    <meta:editing-cycles>3</meta:editing-cycles>
    <meta:generator>LibreOffice/4.1.2.3$Linux_X86_64 LibreOffice_project/410m0$Build-3</meta:generator>
    <meta:document-statistic meta:table-count="0" meta:image-count="0" meta:object-count="0" meta:page-count="2" meta:paragraph-count="53" meta:word-count="611" meta:character-count="3622" meta:non-whitespace-character-count="2933"/>
  </office:meta>
</office:document-meta>
</file>